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1.129cm" svg:height="1.129cm" svg:x="3.191cm" svg:y="2.673cm" svg:viewBox="0 0 1130 1130" svg:d="M1130 565c0-312-254-565-566-565-311 0-564 253-564 565s253 565 564 565c312 0 566-253 566-565z">
          <text:p/>
        </draw:path>
        <draw:path draw:style-name="gr1" draw:text-style-name="P1" draw:layer="layout" svg:width="1.129cm" svg:height="1.129cm" svg:x="16.259cm" svg:y="2.66cm" svg:viewBox="0 0 1130 1130" svg:d="M1130 565c0-312-254-565-566-565-311 0-564 253-564 565s253 565 564 565c312 0 566-253 566-565z">
          <text:p/>
        </draw:path>
        <draw:path draw:style-name="gr1" draw:text-style-name="P1" draw:layer="layout" svg:width="1.129cm" svg:height="1.129cm" svg:x="3.291cm" svg:y="25.447cm" svg:viewBox="0 0 1130 1130" svg:d="M1130 565c0-312-254-565-566-565-311 0-564 253-564 565s253 565 564 565c312 0 566-253 566-565z">
          <text:p/>
        </draw:path>
        <draw:path draw:style-name="gr1" draw:text-style-name="P1" draw:layer="layout" svg:width="1.129cm" svg:height="1.129cm" svg:x="16.399cm" svg:y="25.52cm" svg:viewBox="0 0 1130 1130" svg:d="M1130 565c0-312-254-565-566-565-311 0-564 253-564 565s253 565 564 565c312 0 566-253 566-565z">
          <text:p/>
        </draw:path>
        <draw:polygon draw:style-name="gr2" draw:text-style-name="P2" draw:layer="layout" svg:width="13.207cm" svg:height="4.628cm" svg:x="3.756cm" svg:y="3.184cm" svg:viewBox="0 0 13208 4629" draw:points="0,0 0,4629 13208,4629 13208,0">
          <text:p/>
        </draw:polygon>
        <draw:polygon draw:style-name="gr2" draw:text-style-name="P2" draw:layer="layout" svg:width="13.207cm" svg:height="4.628cm" svg:x="3.757cm" svg:y="7.785cm" svg:viewBox="0 0 13208 4629" draw:points="0,0 0,4629 13208,4629 13208,0">
          <text:p/>
        </draw:polygon>
        <draw:polygon draw:style-name="gr2" draw:text-style-name="P2" draw:layer="layout" svg:width="13.207cm" svg:height="4.628cm" svg:x="3.757cm" svg:y="12.384cm" svg:viewBox="0 0 13208 4629" draw:points="0,0 0,4629 13208,4629 13208,0">
          <text:p/>
        </draw:polygon>
        <draw:polygon draw:style-name="gr2" draw:text-style-name="P2" draw:layer="layout" svg:width="13.207cm" svg:height="4.628cm" svg:x="3.758cm" svg:y="16.985cm" svg:viewBox="0 0 13208 4629" draw:points="0,0 0,4629 13208,4629 13208,0">
          <text:p/>
        </draw:polygon>
        <draw:polygon draw:style-name="gr2" draw:text-style-name="P2" draw:layer="layout" svg:width="13.207cm" svg:height="4.628cm" svg:x="3.758cm" svg:y="21.586cm" svg:viewBox="0 0 13208 4629" draw:points="0,0 0,4629 13208,4629 13208,0">
          <text:p/>
        </draw:polygon>
      </draw:page>
      <draw:page draw:name="page2" draw:style-name="dp1" draw:master-page-name="master-page3">
        <draw:path draw:style-name="gr1" draw:text-style-name="P1" draw:layer="layout" svg:width="1.129cm" svg:height="1.129cm" svg:x="3.291cm" svg:y="2.473cm" svg:viewBox="0 0 1130 1130" svg:d="M1130 565c0-312-254-565-566-565-311 0-564 253-564 565s253 565 564 565c312 0 566-253 566-565z">
          <text:p/>
        </draw:path>
        <draw:path draw:style-name="gr1" draw:text-style-name="P1" draw:layer="layout" svg:width="1.129cm" svg:height="1.129cm" svg:x="16.359cm" svg:y="2.46cm" svg:viewBox="0 0 1130 1130" svg:d="M1130 565c0-312-254-565-566-565-311 0-564 253-564 565s253 565 564 565c312 0 566-253 566-565z">
          <text:p/>
        </draw:path>
        <draw:polygon draw:style-name="gr2" draw:text-style-name="P2" draw:layer="layout" svg:width="13.207cm" svg:height="2.596cm" svg:x="3.856cm" svg:y="2.984cm" svg:viewBox="0 0 13208 2597" draw:points="0,0 0,2597 13208,2597 13208,0">
          <text:p/>
        </draw:polygon>
        <draw:polygon draw:style-name="gr2" draw:text-style-name="P2" draw:layer="layout" svg:width="13.207cm" svg:height="2.596cm" svg:x="3.856cm" svg:y="5.585cm" svg:viewBox="0 0 13208 2597" draw:points="0,0 0,2597 13208,2597 13208,0">
          <text:p/>
        </draw:polygon>
        <draw:polygon draw:style-name="gr2" draw:text-style-name="P2" draw:layer="layout" svg:width="13.207cm" svg:height="2.596cm" svg:x="3.856cm" svg:y="8.186cm" svg:viewBox="0 0 13208 2597" draw:points="0,0 0,2597 13208,2597 13208,0">
          <text:p/>
        </draw:polygon>
        <draw:polygon draw:style-name="gr2" draw:text-style-name="P2" draw:layer="layout" svg:width="13.207cm" svg:height="2.596cm" svg:x="3.856cm" svg:y="10.785cm" svg:viewBox="0 0 13208 2597" draw:points="0,0 0,2597 13208,2597 13208,0">
          <text:p/>
        </draw:polygon>
        <draw:polygon draw:style-name="gr2" draw:text-style-name="P2" draw:layer="layout" svg:width="13.207cm" svg:height="2.596cm" svg:x="3.856cm" svg:y="13.386cm" svg:viewBox="0 0 13208 2597" draw:points="0,0 0,2597 13208,2597 13208,0">
          <text:p/>
        </draw:polygon>
        <draw:polygon draw:style-name="gr2" draw:text-style-name="P2" draw:layer="layout" svg:width="13.207cm" svg:height="2.596cm" svg:x="3.856cm" svg:y="15.985cm" svg:viewBox="0 0 13208 2597" draw:points="0,0 0,2597 13208,2597 13208,0">
          <text:p/>
        </draw:polygon>
        <draw:polygon draw:style-name="gr2" draw:text-style-name="P2" draw:layer="layout" svg:width="13.207cm" svg:height="2.596cm" svg:x="3.856cm" svg:y="18.586cm" svg:viewBox="0 0 13208 2597" draw:points="0,0 0,2597 13208,2597 13208,0">
          <text:p/>
        </draw:polygon>
        <draw:polygon draw:style-name="gr2" draw:text-style-name="P2" draw:layer="layout" svg:width="13.207cm" svg:height="2.596cm" svg:x="3.856cm" svg:y="21.185cm" svg:viewBox="0 0 13208 2597" draw:points="0,0 0,2597 13208,2597 13208,0">
          <text:p/>
        </draw:polygon>
        <draw:polygon draw:style-name="gr2" draw:text-style-name="P2" draw:layer="layout" svg:width="13.207cm" svg:height="2.596cm" svg:x="3.856cm" svg:y="23.786cm" svg:viewBox="0 0 13208 2597" draw:points="0,0 0,2597 13208,2597 13208,0">
          <text:p/>
        </draw:polygon>
        <draw:path draw:style-name="gr1" draw:text-style-name="P1" draw:layer="layout" svg:width="1.129cm" svg:height="1.129cm" svg:x="3.291cm" svg:y="25.774cm" svg:viewBox="0 0 1130 1130" svg:d="M1130 565c0-312-254-565-566-565-311 0-564 253-564 565s253 565 564 565c312 0 566-253 566-565z">
          <text:p/>
        </draw:path>
        <draw:path draw:style-name="gr1" draw:text-style-name="P1" draw:layer="layout" svg:width="1.129cm" svg:height="1.129cm" svg:x="16.459cm" svg:y="25.861cm" svg:viewBox="0 0 1130 1130" svg:d="M1130 565c0-312-254-565-566-565-311 0-564 253-564 565s253 565 564 565c312 0 566-253 566-5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4cm" fo:margin-bottom="1cm" fo:margin-left="1.6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9T13:12:29.511906084</dc:date>
    <meta:editing-duration>PT34M23S</meta:editing-duration>
    <meta:editing-cycles>15</meta:editing-cycles>
    <meta:generator>LibreOffice/5.4.5.1$Linux_X86_64 LibreOffice_project/40m0$Build-1</meta:generator>
    <meta:document-statistic meta:object-count="22"/>
  </office:meta>
</office:document-meta>
</file>